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FreeSans1" svg:font-family="FreeSans" style:font-family-generic="swiss"/>
    <style:font-face style:name="Verdana1" svg:font-family="Verdana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officeooo:paragraph-rsid="0020b040"/>
    </style:style>
    <style:style style:name="P2" style:family="paragraph" style:parent-style-name="Standard">
      <style:paragraph-properties fo:line-height="200%" fo:text-align="justify" style:justify-single-word="false"/>
      <style:text-properties fo:font-variant="normal" fo:text-transform="none" fo:color="#00000a" style:font-name="Verdana" fo:font-size="12pt" fo:letter-spacing="normal" fo:font-style="normal" fo:font-weight="normal" officeooo:paragraph-rsid="0020b040" style:font-size-asian="12pt" style:font-style-asian="normal" style:font-weight-asian="normal" style:font-size-complex="12pt" style:font-style-complex="normal"/>
    </style:style>
    <style:style style:name="P3" style:family="paragraph" style:parent-style-name="Standard">
      <style:paragraph-properties fo:line-height="200%" fo:text-align="justify" style:justify-single-word="false"/>
      <style:text-properties style:font-name="Verdana" fo:font-weight="normal" officeooo:paragraph-rsid="0021a4c9" style:font-weight-asian="normal" style:font-weight-complex="normal"/>
    </style:style>
    <style:style style:name="P4" style:family="paragraph" style:parent-style-name="Standard">
      <style:paragraph-properties fo:line-height="200%" fo:text-align="justify" style:justify-single-word="false"/>
      <style:text-properties style:font-name="Verdana" fo:font-weight="normal" officeooo:rsid="0020b040" officeooo:paragraph-rsid="0020b040" style:font-weight-asian="normal" style:font-weight-complex="normal"/>
    </style:style>
    <style:style style:name="P5" style:family="paragraph" style:parent-style-name="Standard">
      <style:paragraph-properties fo:line-height="200%" fo:text-align="justify" style:justify-single-word="false"/>
      <style:text-properties style:font-name="Verdana1" fo:font-weight="bold" officeooo:rsid="001f0abd" officeooo:paragraph-rsid="001f0abd" style:font-weight-asian="bold" style:font-weight-complex="bold"/>
    </style:style>
    <style:style style:name="P6" style:family="paragraph" style:parent-style-name="Standard">
      <style:paragraph-properties fo:line-height="200%" fo:text-align="center" style:justify-single-word="false"/>
      <style:text-properties style:font-name="Verdana1" fo:font-weight="bold" officeooo:rsid="001f0abd" officeooo:paragraph-rsid="001f0abd" style:font-weight-asian="bold" style:font-weight-complex="bold"/>
    </style:style>
    <style:style style:name="P7" style:family="paragraph" style:parent-style-name="Standard">
      <style:paragraph-properties fo:line-height="200%" fo:text-align="justify" style:justify-single-word="false"/>
      <style:text-properties style:font-name="Verdana1" fo:font-weight="bold" officeooo:rsid="0020b040" officeooo:paragraph-rsid="0020b040" style:font-weight-asian="bold" style:font-weight-complex="bold"/>
    </style:style>
    <style:style style:name="P8" style:family="paragraph" style:parent-style-name="Standard">
      <style:paragraph-properties fo:line-height="200%" fo:text-align="justify" style:justify-single-word="false"/>
      <style:text-properties style:font-name="Verdana1" fo:font-weight="bold" officeooo:rsid="001f0abd" officeooo:paragraph-rsid="001f0abd" style:font-weight-asian="bold" style:font-weight-complex="bold"/>
    </style:style>
    <style:style style:name="P9" style:family="paragraph" style:parent-style-name="Standard">
      <style:paragraph-properties fo:line-height="200%" fo:text-align="justify" style:justify-single-word="false"/>
      <style:text-properties style:font-name="Verdana1" fo:font-weight="bold" officeooo:paragraph-rsid="0027ca09"/>
    </style:style>
    <style:style style:name="T1" style:family="text">
      <style:text-properties style:font-name="Verdana" fo:font-weight="normal" style:font-weight-asian="normal" style:font-weight-complex="normal"/>
    </style:style>
    <style:style style:name="T2" style:family="text">
      <style:text-properties style:font-name="Verdana" fo:font-weight="bold" style:font-weight-asian="bold" style:font-weight-complex="bold"/>
    </style:style>
    <style:style style:name="T3" style:family="text">
      <style:text-properties style:font-name="Verdana" fo:font-weight="bold" officeooo:rsid="0020b040" style:font-weight-asian="bold" style:font-weight-complex="bold"/>
    </style:style>
    <style:style style:name="T4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officeooo:rsid="002592e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7ca09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807b8" style:font-style-asian="italic" style:font-weight-asian="normal" style:font-style-complex="italic" style:font-weight-complex="normal"/>
    </style:style>
    <style:style style:name="T10" style:family="text">
      <style:text-properties fo:font-weight="normal" officeooo:rsid="002592ec" style:font-weight-asian="normal" style:font-weight-complex="normal"/>
    </style:style>
    <style:style style:name="T11" style:family="text">
      <style:text-properties fo:font-weight="normal" officeooo:rsid="0027ca09" style:font-weight-asian="normal" style:font-weight-complex="normal"/>
    </style:style>
    <style:style style:name="T12" style:family="text">
      <style:text-properties fo:font-style="normal" fo:font-weight="normal" officeooo:rsid="002592e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7ca09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807b8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font-name="verdana" fo:font-size="12pt" fo:letter-spacing="normal" fo:font-style="normal" fo:font-weight="normal" officeooo:rsid="0027ca09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style:font-name="verdana" fo:font-size="12pt" fo:letter-spacing="normal" fo:font-style="italic" fo:font-weight="normal" officeooo:rsid="0027ca09" style:font-style-asian="italic" style:font-weight-asian="normal" style:font-style-complex="italic" style:font-weight-complex="normal"/>
    </style:style>
    <style:style style:name="T17" style:family="text">
      <style:text-properties officeooo:rsid="001f0ab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AB II</text:p>
      <text:p text:style-name="P6">TINJAUAN PUSTAKA DAN DASAR TEORI</text:p>
      <text:p text:style-name="P5"/>
      <text:p text:style-name="P5">2.1<text:tab/>Tinjauan Pustaka</text:p>
      <text:p text:style-name="P9"><text:span text:style-name="T17"><text:tab/></text:span><text:span text:style-name="T10">Penelitian tentang implementasi basis data MongoDB menggunakan bahasa pemrograman php sebelumnya dilakukan oleh </text:span><text:span text:style-name="T11">S</text:span><text:span text:style-name="T10">teve </text:span><text:span text:style-name="T11">F</text:span><text:span text:style-name="T10">rancia (2012) dengan judul </text:span><text:span text:style-name="T7">MongoDB and PHP. </text:span><text:span text:style-name="T12">Penelitian tersebut membahas penggunaan basis data MongoDB menggunakan bahasa pemrograman PHP </text:span><text:span text:style-name="T7">native. </text:span><text:span text:style-name="T13">Penelitian lain oleh Kartika Kurniarin (2012) dengan judul Penerapan MongoDB dan Codeigniter Pada Permainan Kokology</text:span><text:span text:style-name="T15">. Penelitian tersebut membuat aplikasi permainan Kokology menggunakan </text:span><text:span text:style-name="T16">framework </text:span><text:span text:style-name="T15">Codeigniter dan menggunakan basis data MongoDB.</text:span><text:span text:style-name="T13"> </text:span></text:p>
      <text:p text:style-name="P5"><text:span text:style-name="T7"><text:tab/></text:span><text:span text:style-name="T13">Berdasarkan penelitian tersebut maka akan dibuat sebuah </text:span><text:span text:style-name="T8">library </text:span><text:span text:style-name="T14">untuk </text:span><text:span text:style-name="T9">framework </text:span><text:span text:style-name="T14">Codeigniter yang dapat mengakses serta memanipulasi data di basis data MongoDB. </text:span></text:p>
      <text:p text:style-name="P7">2.2<text:tab/>Dasar Teori</text:p>
      <text:p text:style-name="P1"><text:span text:style-name="T3">2.2.</text:span><text:span text:style-name="T2">1.Library</text:span></text:p>
      <text:p text:style-name="P2"><text:tab/>Library dapat dikatakan sebagai kumpulan tools yang dapat digunakan untuk membantu sebuah proses.</text:p>
      <text:p text:style-name="P1"><text:span text:style-name="T3">2.2.</text:span><text:span text:style-name="T2">2.MongoDB</text:span></text:p>
      <text:p text:style-name="P1"><text:span text:style-name="T2"><text:tab/></text:span><text:span text:style-name="T1">Berdasarkan informasi dari situ resmi “mongodb.org”, <text:s/>MongoDB <text:tab/>merupakan suatu database dokumen yang bersifat </text:span><text:soft-page-break/><text:span text:style-name="T4">open source </text:span><text:span text:style-name="T5"><text:s/>yang memiliki keunggulan dalam hal </text:span><text:span text:style-name="T1"><text:s/>performa. <text:s/></text:span><text:span text:style-name="T4">record </text:span><text:span text:style-name="T5"><text:s/>pada MongoDB <text:tab/>disimpan dalam bentuk dokumen yang strukturnya terdiri dari </text:span><text:span text:style-name="T4">field</text:span><text:span text:style-name="T5"> dan </text:span><text:span text:style-name="T4">value of pairs.</text:span></text:p>
      <text:p text:style-name="P1"><text:span text:style-name="T3">2.2.</text:span><text:span text:style-name="T2">3.Framework Codeigniter</text:span></text:p>
      <text:p text:style-name="P1"><text:span text:style-name="T2"><text:tab/></text:span><text:span text:style-name="T4">Framework</text:span><text:span text:style-name="T1"> adalah sebuah struktur konseptual dasar yang digunakan untuk memecehkan sebuah permasalahan atau isu-isu <text:s/>kompleks yang ada. Codeigniter merupakan salah satu </text:span><text:span text:style-name="T4">framework </text:span><text:span text:style-name="T1">yang <text:tab/>menggunakan bahasa pemrograman PHP.</text:span></text:p>
      <text:p text:style-name="P3">Codeigniter pertama kali dibuat oleh Rick Ellis,CEO Ellislab,inc.,sebuahperusahaan yang memproduksi CMS(<text:span text:style-name="T6">Content Management System</text:span>) yang cukup handal yaitu Expression Engine. Saat ini Codeigniter dikembangkan dan di maintain oleh Expression Enggine Development <text:tab/>Team.(Awan Pribadi Basuki, <text:s text:c="4"/>2010).</text:p>
      <text:p text:style-name="P1"><text:span text:style-name="T3">2.2.</text:span><text:span text:style-name="T2">4.PHP</text:span></text:p>
      <text:p text:style-name="P1"><text:span text:style-name="T2"><text:tab/></text:span><text:span text:style-name="T1">Berdasarkan informasi dari situs resmi PHP “php.net” PHP adalah singkatan dari “PHP : Hypertext Preprocessor”, yang merupakan sebuah bahasa scripting yang terpasang pada HTML.</text:span></text:p>
      <text:p text:style-name="P4">Bahasa pemrograman PHP digunakan agar suatu <text:s/>halaman web dapat dibuat secara dinam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FreeSans1" svg:font-family="FreeSans" style:font-family-generic="swiss"/>
    <style:font-face style:name="Verdana1" svg:font-family="Verdana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2.997cm" fo:margin-left="4.001cm" fo:margin-right="2.99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39:52.535303756</meta:creation-date>
    <dc:date>2015-11-11T09:45:39.262365426</dc:date>
    <meta:editing-duration>PT1H18M20S</meta:editing-duration>
    <meta:editing-cycles>18</meta:editing-cycles>
    <meta:generator>LibreOffice/5.0.3.2$Linux_x86 LibreOffice_project/00m0$Build-2</meta:generator>
    <meta:document-statistic meta:table-count="0" meta:image-count="0" meta:object-count="0" meta:page-count="2" meta:paragraph-count="16" meta:word-count="248" meta:character-count="1961" meta:non-whitespace-character-count="1706"/>
  </office:meta>
</office:document-meta>
</file>